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63c03" officeooo:paragraph-rsid="00163c03" fo:background-color="#ffffff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5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165bd3"/>
    </style:style>
    <style:style style:name="P9" style:family="paragraph" style:parent-style-name="Standard">
      <style:paragraph-properties fo:text-align="start" style:justify-single-word="false"/>
      <style:text-properties fo:background-color="#ffffff"/>
    </style:style>
    <style:style style:name="P10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11" style:family="paragraph" style:parent-style-name="Standard">
      <style:paragraph-properties fo:line-height="100%"/>
      <style:text-properties fo:font-style="italic" style:font-style-asian="italic"/>
    </style:style>
    <style:style style:name="P12" style:family="paragraph" style:parent-style-name="Standard">
      <style:paragraph-properties fo:line-height="100%"/>
      <style:text-properties fo:font-style="italic" officeooo:rsid="00165bd3" officeooo:paragraph-rsid="00165bd3" style:font-style-asian="italic"/>
    </style:style>
    <style:style style:name="P13" style:family="paragraph" style:parent-style-name="Standard">
      <style:paragraph-properties fo:text-align="start" style:justify-single-word="false"/>
      <style:text-properties officeooo:rsid="0017267b" officeooo:paragraph-rsid="0017267b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style="normal" officeooo:rsid="0017267b" officeooo:paragraph-rsid="0017267b" style:font-style-asian="normal" style:font-style-complex="normal"/>
    </style:style>
    <style:style style:name="P16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17" style:family="paragraph" style:parent-style-name="Heading_20_1">
      <style:text-properties officeooo:paragraph-rsid="00154475"/>
    </style:style>
    <style:style style:name="P18" style:family="paragraph" style:parent-style-name="Heading_20_1">
      <style:paragraph-properties fo:margin-top="0cm" fo:margin-bottom="0cm" style:contextual-spacing="false"/>
    </style:style>
    <style:style style:name="P19" style:family="paragraph" style:parent-style-name="Heading_20_1">
      <style:paragraph-properties fo:margin-top="0cm" fo:margin-bottom="0cm" style:contextual-spacing="false"/>
      <style:text-properties fo:color="#cc0000" loext:opacity="100%" officeooo:paragraph-rsid="00165bd3"/>
    </style:style>
    <style:style style:name="P20" style:family="paragraph" style:parent-style-name="Heading_20_1">
      <style:paragraph-properties fo:margin-top="0cm" fo:margin-bottom="0cm" style:contextual-spacing="false"/>
      <style:text-properties fo:color="#cc0000" loext:opacity="100%" officeooo:paragraph-rsid="00190196"/>
    </style:style>
    <style:style style:name="P21" style:family="paragraph" style:parent-style-name="Heading_20_1">
      <style:paragraph-properties fo:margin-top="0cm" fo:margin-bottom="0cm" style:contextual-spacing="false"/>
      <style:text-properties fo:color="#cc0000" loext:opacity="100%" officeooo:paragraph-rsid="001dcd97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165bd3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017267b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01ccfe0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1dcd97"/>
    </style:style>
    <style:style style:name="P26" style:family="paragraph" style:parent-style-name="Heading_20_2">
      <style:paragraph-properties fo:margin-top="0cm" fo:margin-bottom="0cm" style:contextual-spacing="false"/>
    </style:style>
    <style:style style:name="P27" style:family="paragraph" style:parent-style-name="Heading_20_2">
      <style:paragraph-properties fo:margin-top="0cm" fo:margin-bottom="0cm" style:contextual-spacing="false"/>
      <style:text-properties officeooo:paragraph-rsid="00165bd3"/>
    </style:style>
    <style:style style:name="P28" style:family="paragraph" style:parent-style-name="Heading_20_2">
      <style:paragraph-properties fo:margin-top="0cm" fo:margin-bottom="0cm" style:contextual-spacing="false"/>
      <style:text-properties officeooo:paragraph-rsid="00190196"/>
    </style:style>
    <style:style style:name="P29" style:family="paragraph" style:parent-style-name="Heading_20_2">
      <style:paragraph-properties fo:margin-top="0cm" fo:margin-bottom="0cm" style:contextual-spacing="false"/>
      <style:text-properties officeooo:paragraph-rsid="001ccfe0"/>
    </style:style>
    <style:style style:name="P30" style:family="paragraph" style:parent-style-name="Heading_20_2">
      <style:paragraph-properties fo:margin-top="0cm" fo:margin-bottom="0cm" style:contextual-spacing="false"/>
      <style:text-properties officeooo:paragraph-rsid="001dcd97"/>
    </style:style>
    <style:style style:name="P3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3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65bd3"/>
    </style:style>
    <style:style style:name="P3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90196"/>
    </style:style>
    <style:style style:name="P3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ccfe0"/>
    </style:style>
    <style:style style:name="P3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dcd97"/>
    </style:style>
    <style:style style:name="P36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37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65bd3"/>
    </style:style>
    <style:style style:name="P38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90196"/>
    </style:style>
    <style:style style:name="P39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ccfe0"/>
    </style:style>
    <style:style style:name="P40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dcd97"/>
    </style:style>
    <style:style style:name="P41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P42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65bd3"/>
    </style:style>
    <style:style style:name="P43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90196"/>
    </style:style>
    <style:style style:name="P44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dcd97"/>
    </style:style>
    <style:style style:name="P45" style:family="paragraph" style:parent-style-name="Heading_20_3">
      <style:paragraph-properties fo:margin-top="0cm" fo:margin-bottom="0cm" style:contextual-spacing="false" fo:text-align="start" style:justify-single-word="false"/>
      <style:text-properties officeooo:rsid="00190196" officeooo:paragraph-rsid="00190196"/>
    </style:style>
    <style:style style:name="P46" style:family="paragraph" style:parent-style-name="Standard">
      <style:paragraph-properties fo:text-align="start" style:justify-single-word="false"/>
      <style:text-properties officeooo:rsid="0017267b" officeooo:paragraph-rsid="001dcd97"/>
    </style:style>
    <style:style style:name="P47" style:family="paragraph" style:parent-style-name="Standard">
      <style:paragraph-properties fo:line-height="100%"/>
      <style:text-properties fo:font-style="italic" officeooo:paragraph-rsid="001dcd97" style:font-style-asian="italic"/>
    </style:style>
    <style:style style:name="P48" style:family="paragraph" style:parent-style-name="Standard">
      <style:paragraph-properties fo:line-height="100%"/>
      <style:text-properties fo:font-style="italic" officeooo:rsid="001a7277" officeooo:paragraph-rsid="001a7277" style:font-style-asian="italic"/>
    </style:style>
    <style:style style:name="P49" style:family="paragraph" style:parent-style-name="Standard">
      <style:paragraph-properties fo:line-height="100%"/>
      <style:text-properties fo:font-style="italic" officeooo:rsid="00165bd3" officeooo:paragraph-rsid="001dcd97" style:font-style-asian="italic"/>
    </style:style>
    <style:style style:name="P50" style:family="paragraph" style:parent-style-name="Standard">
      <style:paragraph-properties fo:text-align="start" style:justify-single-word="false"/>
      <style:text-properties officeooo:paragraph-rsid="00190196"/>
    </style:style>
    <style:style style:name="P51" style:family="paragraph" style:parent-style-name="Standard">
      <style:paragraph-properties fo:text-align="start" style:justify-single-word="false"/>
      <style:text-properties officeooo:paragraph-rsid="001ccfe0"/>
    </style:style>
    <style:style style:name="P52" style:family="paragraph" style:parent-style-name="Standard">
      <style:paragraph-properties fo:text-align="start" style:justify-single-word="false"/>
      <style:text-properties officeooo:paragraph-rsid="001dcd97"/>
    </style:style>
    <style:style style:name="P53" style:family="paragraph" style:parent-style-name="Standard">
      <style:paragraph-properties fo:text-align="start" style:justify-single-word="false"/>
      <style:text-properties officeooo:rsid="00190196" officeooo:paragraph-rsid="00190196"/>
    </style:style>
    <style:style style:name="P54" style:family="paragraph" style:parent-style-name="Standard">
      <style:paragraph-properties fo:text-align="start" style:justify-single-word="false"/>
      <style:text-properties officeooo:rsid="001be4cd" officeooo:paragraph-rsid="001be4cd" fo:background-color="#ffffff"/>
    </style:style>
    <style:style style:name="P55" style:family="paragraph" style:parent-style-name="Standard">
      <style:paragraph-properties fo:text-align="start" style:justify-single-word="false"/>
      <style:text-properties officeooo:rsid="001dcd97" officeooo:paragraph-rsid="001dcd97"/>
    </style:style>
    <style:style style:name="P5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5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58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5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dcd97" fo:background-color="#ffffff"/>
    </style:style>
    <style:style style:name="P6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be4cd" officeooo:paragraph-rsid="001be4cd" fo:background-color="#ffffff"/>
    </style:style>
    <style:style style:name="P6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ccfe0" officeooo:paragraph-rsid="001ccfe0" fo:background-color="#ffffff"/>
    </style:style>
    <style:style style:name="P62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rsid="001ccfe0" officeooo:paragraph-rsid="001dcd97" fo:background-color="#ffffff"/>
    </style:style>
    <style:style style:name="P6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90196" officeooo:paragraph-rsid="00190196" style:font-style-asian="italic" style:font-style-complex="italic"/>
    </style:style>
    <style:style style:name="P64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italic" officeooo:rsid="00190196" officeooo:paragraph-rsid="00190196" fo:background-color="#ffffff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 style:font-style-complex="italic"/>
    </style:style>
    <style:style style:name="T6" style:family="text">
      <style:text-properties officeooo:rsid="001b8cdc" fo:background-color="#ffffff" loext:char-shading-value="0" style:font-style-complex="italic"/>
    </style:style>
    <style:style style:name="T7" style:family="text">
      <style:text-properties officeooo:rsid="00190196" fo:background-color="#ffffff" loext:char-shading-value="0"/>
    </style:style>
    <style:style style:name="T8" style:family="text">
      <style:text-properties officeooo:rsid="001ccfe0" fo:background-color="#ffffff" loext:char-shading-value="0"/>
    </style:style>
    <style:style style:name="T9" style:family="text">
      <style:text-properties fo:color="#cc0000" loext:opacity="100%"/>
    </style:style>
    <style:style style:name="T10" style:family="text">
      <style:text-properties fo:color="#cc0000" loext:opacity="100%" officeooo:rsid="001ccfe0"/>
    </style:style>
    <style:style style:name="T11" style:family="text">
      <style:text-properties officeooo:rsid="00162577"/>
    </style:style>
    <style:style style:name="T12" style:family="text">
      <style:text-properties officeooo:rsid="00163c03"/>
    </style:style>
    <style:style style:name="T13" style:family="text">
      <style:text-properties officeooo:rsid="00165bd3"/>
    </style:style>
    <style:style style:name="T14" style:family="text">
      <style:text-properties officeooo:rsid="0017267b"/>
    </style:style>
    <style:style style:name="T15" style:family="text">
      <style:text-properties officeooo:rsid="00174289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8c02b" style:font-style-asian="normal" style:font-style-complex="normal"/>
    </style:style>
    <style:style style:name="T18" style:family="text">
      <style:text-properties officeooo:rsid="0018c02b"/>
    </style:style>
    <style:style style:name="T19" style:family="text">
      <style:text-properties officeooo:rsid="00190196"/>
    </style:style>
    <style:style style:name="T20" style:family="text">
      <style:text-properties style:text-position="0% 100%" officeooo:rsid="001ccfe0"/>
    </style:style>
    <style:style style:name="T21" style:family="text">
      <style:text-properties officeooo:rsid="001ccfe0"/>
    </style:style>
    <style:style style:name="T22" style:family="text">
      <style:text-properties officeooo:rsid="001dcd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17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987213472192">
          <table:table-cell table:style-name="Tabella1.A1" office:value-type="string">
            <text:h text:style-name="P26" text:outline-level="2"><text:bookmark text:name="_p0004dld5iri"/>#</text:h>
          </table:table-cell>
          <table:table-cell table:style-name="Tabella1.B1" office:value-type="string">
            <text:h text:style-name="P31" text:outline-level="2"><text:bookmark text:name="_p0004dld5iri1"/>Attore</text:h>
          </table:table-cell>
          <table:table-cell table:style-name="Tabella1.B1" office:value-type="string">
            <text:h text:style-name="P31" text:outline-level="2"><text:bookmark text:name="_p0004dld5iri2"/>Sistema</text:h>
          </table:table-cell>
        </table:table-row>
        <table:table-row table:style-name="TableLine1987213483616">
          <table:table-cell table:style-name="Tabella1.A2" office:value-type="string">
            <text:h text:style-name="P36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1987213484160">
          <table:table-cell table:style-name="Tabella1.A3" office:value-type="string">
            <text:h text:style-name="P36" text:outline-level="3"/>
          </table:table-cell>
          <table:table-cell table:style-name="Tabella1.B3" office:value-type="string">
            <text:p text:style-name="P2">Se è in definizione un turno di servizio prosegui col passo 2, altrimenti vai al passo 4</text:p>
          </table:table-cell>
          <table:table-cell table:style-name="Tabella1.C3" office:value-type="string">
            <text:p text:style-name="P7"/>
          </table:table-cell>
        </table:table-row>
        <table:table-row table:style-name="TableLine1987213487968">
          <table:table-cell table:style-name="Tabella1.A4" office:value-type="string">
            <text:h text:style-name="P36" text:outline-level="3"><text:bookmark text:name="_pa0e6zrbleih2"/>2</text:h>
          </table:table-cell>
          <table:table-cell table:style-name="Tabella1.B4" office:value-type="string">
            <text:p text:style-name="P1">Consulta l’elenco degli eventi <text:span text:style-name="T18">selezionandone uno</text:span></text:p>
          </table:table-cell>
          <table:table-cell table:style-name="Tabella1.C4" office:value-type="string">
            <text:p text:style-name="P7">Restituisce le informazioni su<text:span text:style-name="T18">ll’evento selezionato</text:span></text:p>
          </table:table-cell>
        </table:table-row>
        <table:table-row table:style-name="TableLine1987213472464">
          <table:table-cell table:style-name="Tabella1.A5" office:value-type="string">
            <text:h text:style-name="P36" text:outline-level="3">3</text:h>
          </table:table-cell>
          <table:table-cell table:style-name="Tabella1.B5" office:value-type="string">
            <text:p text:style-name="P1"><text:span text:style-name="Car._20_predefinito_20_paragrafo"><text:span text:style-name="T2">Opzionalmente</text:span></text:span><text:span text:style-name="Car._20_predefinito_20_paragrafo"><text:span text:style-name="T16"> </text:span></text:span><text:span text:style-name="Car._20_predefinito_20_paragrafo"><text:span text:style-name="T17">chiede al sistema di creare un turno per ogni servizio dell’evento</text:span></text:span></text:p>
          </table:table-cell>
          <table:table-cell table:style-name="Tabella1.C5" office:value-type="string">
            <text:p text:style-name="P7"><text:span text:style-name="T12">V</text:span>engono creati i turni di servizio precompilati dove ogni turno corrisponde a un servizio dell’evento</text:p>
          </table:table-cell>
        </table:table-row>
        <table:table-row table:style-name="TableLine1987213473008">
          <table:table-cell table:style-name="Tabella1.A7" office:value-type="string">
            <text:h text:style-name="P36" text:outline-level="3">4</text:h>
          </table:table-cell>
          <table:table-cell table:style-name="Tabella1.B7" office:value-type="string">
            <text:p text:style-name="P60">Consulta il calendario</text:p>
          </table:table-cell>
          <table:table-cell table:style-name="Tabella1.C7" office:value-type="string">
            <text:p text:style-name="P54">Restituisce il calendario con tutti i turni</text:p>
          </table:table-cell>
        </table:table-row>
        <table:table-row table:style-name="TableLine1987213477632">
          <table:table-cell table:style-name="Tabella1.A7" office:value-type="string">
            <text:h text:style-name="P36" text:outline-level="3"/>
          </table:table-cell>
          <table:table-cell table:style-name="Tabella1.B7" office:value-type="string">
            <text:p text:style-name="P3">Se non è necessario proseguire termina il caso d’uso altrimenti procede al passo 5</text:p>
          </table:table-cell>
          <table:table-cell table:style-name="Tabella1.C7" office:value-type="string">
            <text:p text:style-name="P9"/>
          </table:table-cell>
        </table:table-row>
        <table:table-row table:style-name="TableLine1987213477904">
          <table:table-cell table:style-name="Tabella1.A8" office:value-type="string">
            <text:h text:style-name="P36" text:outline-level="3">5</text:h>
          </table:table-cell>
          <table:table-cell table:style-name="Tabella1.B8" office:value-type="string">
            <text:p text:style-name="P1"><text:span text:style-name="Car._20_predefinito_20_paragrafo"><text:span text:style-name="T4">Inserisce un turno </text:span></text:span><text:span text:style-name="Car._20_predefinito_20_paragrafo"><text:span text:style-name="T8">specificando data e durata e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7">il </text:span></text:span><text:span text:style-name="Car._20_predefinito_20_paragrafo"><text:span text:style-name="T4">luogo</text:span></text:span></text:p>
          </table:table-cell>
          <table:table-cell table:style-name="Tabella1.C8" office:value-type="string">
            <text:p text:style-name="P4">Registra il nuovo turno<text:span text:style-name="T18">, se è un turno di servizio associa il turno all’evento selezionato </text:span></text:p>
          </table:table-cell>
        </table:table-row>
        <table:table-row table:style-name="TableLine1987213477904">
          <table:table-cell table:style-name="Tabella1.A9" office:value-type="string">
            <text:h text:style-name="P45" text:outline-level="3">6</text:h>
          </table:table-cell>
          <table:table-cell table:style-name="Tabella1.B9" office:value-type="string">
            <text:p text:style-name="P63">Opzionalmente<text:span text:style-name="T16"> indica una ricorrenza per il turno specificando frequenza, data di inizio e data di fine</text:span></text:p>
          </table:table-cell>
          <table:table-cell table:style-name="Tabella1.C9" office:value-type="string">
            <text:p text:style-name="P4"/>
          </table:table-cell>
        </table:table-row>
        <table:table-row table:style-name="TableLine1987213480080">
          <table:table-cell table:style-name="Tabella1.A10" office:value-type="string">
            <text:h text:style-name="P45" text:outline-level="3">7</text:h>
          </table:table-cell>
          <table:table-cell table:style-name="Tabella1.B10" office:value-type="string">
            <text:p text:style-name="P9">Opzionalmente indica una data limite per <text:soft-page-break/>togliere la disponibilità</text:p>
          </table:table-cell>
          <table:table-cell table:style-name="Tabella1.C10" office:value-type="string">
            <text:p text:style-name="P9">Registra le informazioni aggiuntive</text:p>
          </table:table-cell>
        </table:table-row>
        <table:table-row table:style-name="TableLine1987213481440">
          <table:table-cell table:style-name="Tabella1.A11" office:value-type="string">
            <text:h text:style-name="P36" text:outline-level="3"/>
          </table:table-cell>
          <table:table-cell table:style-name="Tabella1.B11" office:value-type="string">
            <text:p text:style-name="P10">Se vuole torna al passo <text:span text:style-name="T21">5 </text:span>altrimenti prosegue</text:p>
          </table:table-cell>
          <table:table-cell table:style-name="Tabella1.C11" office:value-type="string">
            <text:p text:style-name="P9"/>
          </table:table-cell>
        </table:table-row>
        <table:table-row table:style-name="TableLine1987213492592">
          <table:table-cell table:style-name="Tabella1.A12" office:value-type="string">
            <text:h text:style-name="P45" text:outline-level="3">8</text:h>
          </table:table-cell>
          <table:table-cell table:style-name="Tabella1.B12" office:value-type="string">
            <text:p text:style-name="P9">Opzionalmente raggruppa un insieme di turni</text:p>
          </table:table-cell>
          <table:table-cell table:style-name="Tabella1.C12" office:value-type="string">
            <text:p text:style-name="P9">Registra le informazioni aggiuntive</text:p>
          </table:table-cell>
        </table:table-row>
        <table:table-row table:style-name="TableLine1987213493408">
          <table:table-cell table:style-name="Tabella1.A13" office:value-type="string">
            <text:h text:style-name="P36" text:outline-level="3"/>
          </table:table-cell>
          <table:table-cell table:style-name="Tabella1.B13" office:value-type="string">
            <text:p text:style-name="P7"><text:span text:style-name="Car._20_predefinito_20_paragrafo"><text:span text:style-name="T3">Ripete</text:span></text:span><text:span text:style-name="Car._20_predefinito_20_paragrafo"><text:span text:style-name="T5"> </text:span></text:span><text:span text:style-name="Car._20_predefinito_20_paragrafo"><text:span text:style-name="T6">8</text:span></text:span><text:span text:style-name="Car._20_predefinito_20_paragrafo"><text:span text:style-name="T3"> finché non è soddisfatto</text:span></text:span></text:p>
          </table:table-cell>
          <table:table-cell table:style-name="Tabella1.C13" office:value-type="string">
            <text:p text:style-name="P9"/>
          </table:table-cell>
        </table:table-row>
        <table:table-row table:style-name="TableLine1987213506464">
          <table:table-cell table:style-name="Tabella1.A14" office:value-type="string">
            <text:h text:style-name="P36" text:outline-level="3"/>
          </table:table-cell>
          <table:table-cell table:style-name="Tabella1.B14" office:value-type="string">
            <text:p text:style-name="P10">Termina il caso d’uso</text:p>
          </table:table-cell>
          <table:table-cell table:style-name="Tabella1.C14" office:value-type="string">
            <text:p text:style-name="P9"/>
          </table:table-cell>
        </table:table-row>
      </table:table>
      <text:h text:style-name="P19" text:outline-level="1"/>
      <text:h text:style-name="P19" text:outline-level="1">Eccezione <text:span text:style-name="T21">5</text:span>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1987213484704">
          <table:table-cell table:style-name="Tabella5.A1" office:value-type="string">
            <text:h text:style-name="P27" text:outline-level="2"><text:bookmark text:name="_1spbqei1cuj4"/>#</text:h>
          </table:table-cell>
          <table:table-cell table:style-name="Tabella5.B1" office:value-type="string">
            <text:h text:style-name="P32" text:outline-level="2"><text:bookmark text:name="_in2jg76h5979"/>Attore</text:h>
          </table:table-cell>
          <table:table-cell table:style-name="Tabella5.B1" office:value-type="string">
            <text:h text:style-name="P32" text:outline-level="2"><text:bookmark text:name="_ddqx4n6kt0gu"/>Sistema</text:h>
          </table:table-cell>
        </table:table-row>
        <table:table-row table:style-name="TableLine1987213500480">
          <table:table-cell table:style-name="Tabella5.A2" office:value-type="string">
            <text:h text:style-name="P42" text:outline-level="3"><text:span text:style-name="T21">5</text:span>.1a.1</text:h>
          </table:table-cell>
          <table:table-cell table:style-name="Tabella5.B2" office:value-type="string">
            <text:p text:style-name="P58"><text:span text:style-name="Car._20_predefinito_20_paragrafo">Inserisce un turno </text:span><text:span text:style-name="Car._20_predefinito_20_paragrafo"><text:span text:style-name="T21">specificando data e durata e </text:span></text:span><text:span text:style-name="Car._20_predefinito_20_paragrafo"><text:span text:style-name="T2">opzionalmente </text:span></text:span><text:span text:style-name="Car._20_predefinito_20_paragrafo"><text:span text:style-name="T19">il </text:span></text:span><text:span text:style-name="Car._20_predefinito_20_paragrafo">luogo</text:span></text:p>
          </table:table-cell>
          <table:table-cell table:style-name="Tabella5.C2" office:value-type="string">
            <text:p text:style-name="P8"><text:span text:style-name="T13">La data selezionata</text:span> è nel passato</text:p>
          </table:table-cell>
        </table:table-row>
        <table:table-row table:style-name="TableLine1987213504832">
          <table:table-cell table:style-name="Tabella5.A3" office:value-type="string">
            <text:h text:style-name="P37" text:outline-level="3"><text:bookmark text:name="_x7fvb0siii9n"/></text:h>
          </table:table-cell>
          <table:table-cell table:style-name="Tabella5.B3" office:value-type="string">
            <text:p text:style-name="P12">Ripete il passo <text:span text:style-name="T21">5</text:span></text:p>
          </table:table-cell>
          <table:table-cell table:style-name="Tabella5.C3" office:value-type="string">
            <text:p text:style-name="P8"/>
          </table:table-cell>
        </table:table-row>
      </table:table>
      <text:h text:style-name="P22" text:outline-level="1"><text:span text:style-name="Car._20_predefinito_20_paragrafo"><text:span text:style-name="T9"/></text:span></text:h>
      <text:h text:style-name="P18" text:outline-level="1"><text:span text:style-name="Car._20_predefinito_20_paragrafo"><text:span text:style-name="T9">Eccezione 5.1</text:span></text:span><text:span text:style-name="Car._20_predefinito_20_paragrafo"><text:span text:style-name="T10">b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987213498304">
          <table:table-cell table:style-name="Tabella2.A1" office:value-type="string">
            <text:h text:style-name="P26" text:outline-level="2"><text:bookmark text:name="_1spbqei1cuj41"/>#</text:h>
          </table:table-cell>
          <table:table-cell table:style-name="Tabella2.B1" office:value-type="string">
            <text:h text:style-name="P31" text:outline-level="2"><text:bookmark text:name="_in2jg76h59791"/>Attore</text:h>
          </table:table-cell>
          <table:table-cell table:style-name="Tabella2.B1" office:value-type="string">
            <text:h text:style-name="P31" text:outline-level="2"><text:bookmark text:name="_ddqx4n6kt0gu1"/>Sistema</text:h>
          </table:table-cell>
        </table:table-row>
        <table:table-row table:style-name="TableLine1987213498848">
          <table:table-cell table:style-name="Tabella2.A2" office:value-type="string">
            <text:h text:style-name="P41" text:outline-level="3"><text:bookmark text:name="_5u9sylsezts1"/>5.1<text:span text:style-name="T21">b</text:span>.1</text:h>
          </table:table-cell>
          <table:table-cell table:style-name="Tabella2.B2" office:value-type="string">
            <text:p text:style-name="P6"><text:span text:style-name="Car._20_predefinito_20_paragrafo"><text:span text:style-name="T4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4">specificando ricorrenza e/o luogo</text:span></text:span></text:p>
          </table:table-cell>
          <table:table-cell table:style-name="Tabella2.C2" office:value-type="string">
            <text:p text:style-name="P7">Sul calendario <text:span text:style-name="T11">si verifica una sovrapposizione di turni preparatori </text:span></text:p>
          </table:table-cell>
        </table:table-row>
        <table:table-row table:style-name="TableLine1987213490416">
          <table:table-cell table:style-name="Tabella2.A3" office:value-type="string">
            <text:h text:style-name="P36" text:outline-level="3"><text:bookmark text:name="_x7fvb0siii9n1"/></text:h>
          </table:table-cell>
          <table:table-cell table:style-name="Tabella2.B3" office:value-type="string">
            <text:p text:style-name="P11">Termina il caso d’uso</text:p>
          </table:table-cell>
          <table:table-cell table:style-name="Tabella2.C3" office:value-type="string">
            <text:p text:style-name="P7"/>
          </table:table-cell>
        </table:table-row>
      </table:table>
      <text:h text:style-name="P18" text:outline-level="1"/>
      <text:h text:style-name="P18" text:outline-level="1"><text:bookmark text:name="_fmu94t6hev3x"/>Estensione 5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987213492320">
          <table:table-cell table:style-name="Tabella3.A1" office:value-type="string">
            <text:h text:style-name="P26" text:outline-level="2"><text:bookmark text:name="_c1spi84yq2kg"/>#</text:h>
          </table:table-cell>
          <table:table-cell table:style-name="Tabella3.B1" office:value-type="string">
            <text:h text:style-name="P31" text:outline-level="2"><text:bookmark text:name="_ltt8uo9pou4l"/>Attore</text:h>
          </table:table-cell>
          <table:table-cell table:style-name="Tabella3.B1" office:value-type="string">
            <text:h text:style-name="P31" text:outline-level="2"><text:bookmark text:name="_xacqr114gae"/>Sistema</text:h>
          </table:table-cell>
        </table:table-row>
        <table:table-row table:style-name="TableLine1987213494496">
          <table:table-cell table:style-name="Tabella3.A2" office:value-type="string">
            <text:h text:style-name="P36" text:outline-level="3">5a.1</text:h>
          </table:table-cell>
          <table:table-cell table:style-name="Tabella3.B2" office:value-type="string">
            <text:p text:style-name="P4">Elimina un turno</text:p>
          </table:table-cell>
          <table:table-cell table:style-name="Tabella3.C2" office:value-type="string">
            <text:p text:style-name="P4">Elimina il turno </text:p>
          </table:table-cell>
        </table:table-row>
      </table:table>
      <text:h text:style-name="P18" text:outline-level="1"/>
      <text:h text:style-name="P24" text:outline-level="1">Estensione 5<text:span text:style-name="T20">a</text:span><text:span text:style-name="T21">.1a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1987296116464">
          <table:table-cell table:style-name="Tabella8.A1" office:value-type="string">
            <text:h text:style-name="P29" text:outline-level="2"><text:bookmark text:name="_c1spi84yq2kg2"/>#</text:h>
          </table:table-cell>
          <table:table-cell table:style-name="Tabella8.B1" office:value-type="string">
            <text:h text:style-name="P34" text:outline-level="2"><text:bookmark text:name="_ltt8uo9pou4l2"/>Attore</text:h>
          </table:table-cell>
          <table:table-cell table:style-name="Tabella8.B1" office:value-type="string">
            <text:h text:style-name="P34" text:outline-level="2"><text:bookmark text:name="_xacqr114gae2"/>Sistema</text:h>
          </table:table-cell>
        </table:table-row>
        <table:table-row table:style-name="TableLine1987296118640">
          <table:table-cell table:style-name="Tabella8.A2" office:value-type="string">
            <text:h text:style-name="P39" text:outline-level="3">5a.1<text:span text:style-name="T21">a.1</text:span></text:h>
          </table:table-cell>
          <table:table-cell table:style-name="Tabella8.B2" office:value-type="string">
            <text:p text:style-name="P57">Elimina un <text:span text:style-name="T21">gruppo di</text:span> turn<text:span text:style-name="T21">i</text:span></text:p>
          </table:table-cell>
          <table:table-cell table:style-name="Tabella8.C2" office:value-type="string">
            <text:p text:style-name="P57">Elimina il <text:span text:style-name="T21">gruppo e i turni che ne fanno parte</text:span></text:p>
          </table:table-cell>
        </table:table-row>
      </table:table>
      <text:h text:style-name="P24" text:outline-level="1"/>
      <text:h text:style-name="P18" text:outline-level="1">Estensione 5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1987213503472">
          <table:table-cell table:style-name="Tabella4.A1" office:value-type="string">
            <text:h text:style-name="P26" text:outline-level="2">#</text:h>
          </table:table-cell>
          <table:table-cell table:style-name="Tabella4.B1" office:value-type="string">
            <text:h text:style-name="P31" text:outline-level="2">Attore</text:h>
          </table:table-cell>
          <table:table-cell table:style-name="Tabella4.B1" office:value-type="string">
            <text:h text:style-name="P31" text:outline-level="2">Sistema</text:h>
          </table:table-cell>
        </table:table-row>
        <table:table-row table:style-name="TableLine1987213496672">
          <table:table-cell table:style-name="Tabella4.A2" office:value-type="string">
            <text:h text:style-name="P36" text:outline-level="3">5b.1</text:h>
          </table:table-cell>
          <table:table-cell table:style-name="Tabella4.B2" office:value-type="string">
            <text:p text:style-name="P4">Modifica un turno </text:p>
          </table:table-cell>
          <table:table-cell table:style-name="Tabella4.C2" office:value-type="string">
            <text:p text:style-name="P7">Modifica il turno</text:p>
          </table:table-cell>
        </table:table-row>
      </table:table>
      <text:h text:style-name="P24" text:outline-level="1"><text:soft-page-break/>Estensione 5b.<text:span text:style-name="T21">1a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1987211490256">
          <table:table-cell table:style-name="Tabella9.A1" office:value-type="string">
            <text:h text:style-name="P29" text:outline-level="2">#</text:h>
          </table:table-cell>
          <table:table-cell table:style-name="Tabella9.B1" office:value-type="string">
            <text:h text:style-name="P34" text:outline-level="2">Attore</text:h>
          </table:table-cell>
          <table:table-cell table:style-name="Tabella9.B1" office:value-type="string">
            <text:h text:style-name="P34" text:outline-level="2">Sistema</text:h>
          </table:table-cell>
        </table:table-row>
        <table:table-row table:style-name="TableLine1987211473392">
          <table:table-cell table:style-name="Tabella9.A2" office:value-type="string">
            <text:h text:style-name="P39" text:outline-level="3">5b.<text:span text:style-name="T21">1a</text:span>.1</text:h>
          </table:table-cell>
          <table:table-cell table:style-name="Tabella9.B2" office:value-type="string">
            <text:p text:style-name="P61">Aggiungi un turno al gruppo di turni</text:p>
          </table:table-cell>
          <table:table-cell table:style-name="Tabella9.C2" office:value-type="string">
            <text:p text:style-name="P51">Modifica il <text:span text:style-name="T21">gruppo di turni</text:span></text:p>
          </table:table-cell>
        </table:table-row>
      </table:table>
      <text:h text:style-name="P24" text:outline-level="1"/>
      <text:h text:style-name="P21" text:outline-level="1">Eccezione <text:span text:style-name="T21">5</text:span><text:span text:style-name="T22">b</text:span>.1a.<text:span text:style-name="T22">1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leLine1987430332288">
          <table:table-cell table:style-name="Tabella11.A1" office:value-type="string">
            <text:h text:style-name="P30" text:outline-level="2"><text:bookmark text:name="_1spbqei1cuj42"/>#</text:h>
          </table:table-cell>
          <table:table-cell table:style-name="Tabella11.B1" office:value-type="string">
            <text:h text:style-name="P35" text:outline-level="2"><text:bookmark text:name="_in2jg76h59792"/>Attore</text:h>
          </table:table-cell>
          <table:table-cell table:style-name="Tabella11.B1" office:value-type="string">
            <text:h text:style-name="P35" text:outline-level="2"><text:bookmark text:name="_ddqx4n6kt0gu2"/>Sistema</text:h>
          </table:table-cell>
        </table:table-row>
        <table:table-row table:style-name="TableLine1987430320320">
          <table:table-cell table:style-name="Tabella11.A2" office:value-type="string">
            <text:h text:style-name="P44" text:outline-level="3"><text:span text:style-name="T21">5</text:span>.1a.1<text:span text:style-name="T22">a.1</text:span></text:h>
          </table:table-cell>
          <table:table-cell table:style-name="Tabella11.B2" office:value-type="string">
            <text:p text:style-name="P62"><text:span text:style-name="Car._20_predefinito_20_paragrafo"><text:span text:style-name="T21">Aggiungi un turno al gruppo di turni</text:span></text:span></text:p>
          </table:table-cell>
          <table:table-cell table:style-name="Tabella11.C2" office:value-type="string">
            <text:p text:style-name="P46"><text:span text:style-name="T22">Nel gruppo è</text:span> presente almeno un turno che non rispetta i vincoli*</text:p>
          </table:table-cell>
        </table:table-row>
        <table:table-row table:style-name="TableLine1987430333104">
          <table:table-cell table:style-name="Tabella11.A3" office:value-type="string">
            <text:h text:style-name="P40" text:outline-level="3"><text:bookmark text:name="_x7fvb0siii9n2"/></text:h>
          </table:table-cell>
          <table:table-cell table:style-name="Tabella11.B3" office:value-type="string">
            <text:p text:style-name="P49">Ripete il passo <text:span text:style-name="T21">5</text:span></text:p>
          </table:table-cell>
          <table:table-cell table:style-name="Tabella11.C3" office:value-type="string">
            <text:p text:style-name="P52"/>
          </table:table-cell>
        </table:table-row>
      </table:table>
      <text:h text:style-name="P25" text:outline-level="1"/>
      <text:h text:style-name="P24" text:outline-level="1">Estensione 5b.<text:span text:style-name="T21">1b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1987211503312">
          <table:table-cell table:style-name="Tabella10.A1" office:value-type="string">
            <text:h text:style-name="P29" text:outline-level="2">#</text:h>
          </table:table-cell>
          <table:table-cell table:style-name="Tabella10.B1" office:value-type="string">
            <text:h text:style-name="P34" text:outline-level="2">Attore</text:h>
          </table:table-cell>
          <table:table-cell table:style-name="Tabella10.B1" office:value-type="string">
            <text:h text:style-name="P34" text:outline-level="2">Sistema</text:h>
          </table:table-cell>
        </table:table-row>
        <table:table-row table:style-name="TableLine1987211504128">
          <table:table-cell table:style-name="Tabella10.A2" office:value-type="string">
            <text:h text:style-name="P39" text:outline-level="3">5b.<text:span text:style-name="T21">1b</text:span>.1</text:h>
          </table:table-cell>
          <table:table-cell table:style-name="Tabella10.B2" office:value-type="string">
            <text:p text:style-name="P61">Rimuovi un turno dal gruppo di turni</text:p>
          </table:table-cell>
          <table:table-cell table:style-name="Tabella10.C2" office:value-type="string">
            <text:p text:style-name="P51">Modifica il <text:span text:style-name="T21">gruppo di turni</text:span></text:p>
          </table:table-cell>
        </table:table-row>
      </table:table>
      <text:h text:style-name="P24" text:outline-level="1"/>
      <text:h text:style-name="P20" text:outline-level="1">Eccezione <text:span text:style-name="T19">6</text:span>.1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1987431138640">
          <table:table-cell table:style-name="Tabella6.A1" office:value-type="string">
            <text:h text:style-name="P28" text:outline-level="2"><text:bookmark text:name="_1spbqei1cuj4111"/>#</text:h>
          </table:table-cell>
          <table:table-cell table:style-name="Tabella6.B1" office:value-type="string">
            <text:h text:style-name="P33" text:outline-level="2"><text:bookmark text:name="_in2jg76h5979111"/>Attore</text:h>
          </table:table-cell>
          <table:table-cell table:style-name="Tabella6.B1" office:value-type="string">
            <text:h text:style-name="P33" text:outline-level="2"><text:bookmark text:name="_ddqx4n6kt0gu111"/>Sistema</text:h>
          </table:table-cell>
        </table:table-row>
        <table:table-row table:style-name="TableLine1987431141360">
          <table:table-cell table:style-name="Tabella6.A2" office:value-type="string">
            <text:h text:style-name="P43" text:outline-level="3"><text:span text:style-name="T19">6</text:span>.1a.1</text:h>
          </table:table-cell>
          <table:table-cell table:style-name="Tabella6.B2" office:value-type="string">
            <text:p text:style-name="P64"><text:span text:style-name="T16">Opzionalmente indica una ricorrenza per il turno specificando frequenza, data di inizio e data di fine</text:span></text:p>
          </table:table-cell>
          <table:table-cell table:style-name="Tabella6.C2" office:value-type="string">
            <text:p text:style-name="P53">La data di fine è antecedente alla data di inizio </text:p>
          </table:table-cell>
        </table:table-row>
        <table:table-row table:style-name="TableLine1987431148704">
          <table:table-cell table:style-name="Tabella6.A3" office:value-type="string">
            <text:h text:style-name="P38" text:outline-level="3"><text:bookmark text:name="_x7fvb0siii9n111"/></text:h>
          </table:table-cell>
          <table:table-cell table:style-name="Tabella6.B3" office:value-type="string">
            <text:p text:style-name="P48">Ripete il passo 6</text:p>
          </table:table-cell>
          <table:table-cell table:style-name="Tabella6.C3" office:value-type="string">
            <text:p text:style-name="P50"/>
          </table:table-cell>
        </table:table-row>
      </table:table>
      <text:h text:style-name="P21" text:outline-level="1"/>
      <text:h text:style-name="P21" text:outline-level="1">Eccezione <text:span text:style-name="T22">7</text:span>.1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leLine1987215020512">
          <table:table-cell table:style-name="Tabella12.A1" office:value-type="string">
            <text:h text:style-name="P30" text:outline-level="2"><text:bookmark text:name="_1spbqei1cuj4112"/>#</text:h>
          </table:table-cell>
          <table:table-cell table:style-name="Tabella12.B1" office:value-type="string">
            <text:h text:style-name="P35" text:outline-level="2"><text:bookmark text:name="_in2jg76h5979112"/>Attore</text:h>
          </table:table-cell>
          <table:table-cell table:style-name="Tabella12.B1" office:value-type="string">
            <text:h text:style-name="P35" text:outline-level="2"><text:bookmark text:name="_ddqx4n6kt0gu112"/>Sistema</text:h>
          </table:table-cell>
        </table:table-row>
        <table:table-row table:style-name="TableLine1987215017792">
          <table:table-cell table:style-name="Tabella12.A2" office:value-type="string">
            <text:h text:style-name="P44" text:outline-level="3"><text:span text:style-name="T22">7</text:span>.1a.1</text:h>
          </table:table-cell>
          <table:table-cell table:style-name="Tabella12.B2" office:value-type="string">
            <text:p text:style-name="P59">Opzionalmente indica una data limite per togliere la disponibilità</text:p>
          </table:table-cell>
          <table:table-cell table:style-name="Tabella12.C2" office:value-type="string">
            <text:p text:style-name="P55">La data limite inserita è antecedente alla data del turno</text:p>
          </table:table-cell>
        </table:table-row>
        <table:table-row table:style-name="TableLine1987215023776">
          <table:table-cell table:style-name="Tabella12.A3" office:value-type="string">
            <text:h text:style-name="P40" text:outline-level="3"><text:bookmark text:name="_x7fvb0siii9n112"/></text:h>
          </table:table-cell>
          <table:table-cell table:style-name="Tabella12.B3" office:value-type="string">
            <text:p text:style-name="P47">Termina il caso d’uso</text:p>
          </table:table-cell>
          <table:table-cell table:style-name="Tabella12.C3" office:value-type="string">
            <text:p text:style-name="P52"/>
          </table:table-cell>
        </table:table-row>
      </table:table>
      <text:h text:style-name="P21" text:outline-level="1"/>
      <text:h text:style-name="P20" text:outline-level="1">Eccezione <text:span text:style-name="T19">8</text:span>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1987213504288">
          <table:table-cell table:style-name="Tabella7.A1" office:value-type="string">
            <text:h text:style-name="P26" text:outline-level="2"><text:bookmark text:name="_1spbqei1cuj411"/>#</text:h>
          </table:table-cell>
          <table:table-cell table:style-name="Tabella7.B1" office:value-type="string">
            <text:h text:style-name="P31" text:outline-level="2"><text:bookmark text:name="_in2jg76h597911"/>Attore</text:h>
          </table:table-cell>
          <table:table-cell table:style-name="Tabella7.B1" office:value-type="string">
            <text:h text:style-name="P31" text:outline-level="2"><text:bookmark text:name="_ddqx4n6kt0gu11"/>Sistema</text:h>
          </table:table-cell>
        </table:table-row>
        <table:table-row table:style-name="TableLine1987213503744">
          <table:table-cell table:style-name="Tabella7.A2" office:value-type="string">
            <text:h text:style-name="P41" text:outline-level="3"><text:span text:style-name="T19">8</text:span>.1a.1</text:h>
          </table:table-cell>
          <table:table-cell table:style-name="Tabella7.B2" office:value-type="string">
            <text:p text:style-name="P5">Opzionalmente raggruppa un insieme di turni</text:p>
          </table:table-cell>
          <table:table-cell table:style-name="Tabella7.C2" office:value-type="string">
            <text:p text:style-name="P13"><text:span text:style-name="T22">Nel gruppo è</text:span> presente almeno un turno che non rispetta i vincoli*</text:p>
          </table:table-cell>
        </table:table-row>
        <text:soft-page-break/>
        <table:table-row table:style-name="TableLine1987213517344">
          <table:table-cell table:style-name="Tabella7.A3" office:value-type="string">
            <text:h text:style-name="P36" text:outline-level="3"><text:bookmark text:name="_x7fvb0siii9n11"/></text:h>
          </table:table-cell>
          <table:table-cell table:style-name="Tabella7.B3" office:value-type="string">
            <text:p text:style-name="P11">Termina il caso d’uso</text:p>
          </table:table-cell>
          <table:table-cell table:style-name="Tabella7.C3" office:value-type="string">
            <text:p text:style-name="P7"/>
          </table:table-cell>
        </table:table-row>
      </table:table>
      <text:h text:style-name="P18" text:outline-level="1"/>
      <text:h text:style-name="P23" text:outline-level="1">*<text:span text:style-name="T14">NB:</text:span></text:h>
      <text:p text:style-name="P15">Se si vuole creare un gruppo ricorrente:</text:p>
      <text:p text:style-name="P14">- <text:span text:style-name="T14">Tutti i turni devono essere ricorrenti</text:span></text:p>
      <text:p text:style-name="P14">- <text:span text:style-name="T14">La ricorrenza del gruppo deve essere la stessa di quella di ogni singolo turno ricorrente</text:span></text:p>
      <text:p text:style-name="P14">- <text:span text:style-name="T14">La data di fine ricorrenza non deve superare la data di fine ricorrenza di nessuno dei singoli turni ricorrenti</text:span></text:p>
      <text:p text:style-name="P14">- <text:span text:style-name="T15">Un gruppo deve essere composto da turni dello stesso tip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5-24T18:28:26.053000000</dc:date>
    <meta:editing-cycles>18</meta:editing-cycles>
    <meta:editing-duration>PT1H50M</meta:editing-duration>
    <meta:document-statistic meta:table-count="12" meta:image-count="0" meta:object-count="0" meta:page-count="4" meta:paragraph-count="129" meta:word-count="555" meta:character-count="3356" meta:non-whitespace-character-count="2924"/>
    <meta:template xlink:type="simple" xlink:actuate="onRequest" xlink:title="" xlink:href="Normal.dotm"/>
  </office:meta>
</office:document-meta>
</file>